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2 data" table:style-name="ta1">
        <table:shapes>
          <draw:frame draw:z-index="0" draw:style-name="gr1" draw:text-style-name="P1" svg:width="453.46pt" svg:height="255.26pt" svg:x="276.29pt" svg:y="32.37pt">
            <draw:object draw:notify-on-update-of-ranges="'project2 data'.B1:'project2 data'.B1 'project2 data'.B2:'project2 data'.B11 'project2 data'.C1:'project2 data'.C1 'project2 data'.C2:'project2 data'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RTT</text:p>
          </table:table-cell>
        </table:table-row>
        <table:table-row table:style-name="ro1">
          <table:table-cell office:value-type="string" calcext:value-type="string">
            <text:p>nownews.com</text:p>
          </table:table-cell>
          <table:table-cell office:value-type="float" office:value="9" calcext:value-type="float">
            <text:p>9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ih5.cn</text:p>
          </table:table-cell>
          <table:table-cell office:value-type="float" office:value="31" calcext:value-type="float">
            <text:p>31</text:p>
          </table:table-cell>
          <table:table-cell office:value-type="float" office:value="222.828" calcext:value-type="float">
            <text:p>222.828</text:p>
          </table:table-cell>
        </table:table-row>
        <table:table-row table:style-name="ro1">
          <table:table-cell office:value-type="string" calcext:value-type="string">
            <text:p>T-online.de</text:p>
          </table:table-cell>
          <table:table-cell office:value-type="float" office:value="14" calcext:value-type="float">
            <text:p>14</text:p>
          </table:table-cell>
          <table:table-cell office:value-type="float" office:value="98.093" calcext:value-type="float">
            <text:p>98.093</text:p>
          </table:table-cell>
        </table:table-row>
        <table:table-row table:style-name="ro1">
          <table:table-cell office:value-type="string" calcext:value-type="string">
            <text:p>360.cn</text:p>
          </table:table-cell>
          <table:table-cell office:value-type="float" office:value="29" calcext:value-type="float">
            <text:p>29</text:p>
          </table:table-cell>
          <table:table-cell office:value-type="float" office:value="231.442" calcext:value-type="float">
            <text:p>231.442</text:p>
          </table:table-cell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float" office:value="15" calcext:value-type="float">
            <text:p>15</text:p>
          </table:table-cell>
          <table:table-cell office:value-type="float" office:value="25.599" calcext:value-type="float">
            <text:p>25.599</text:p>
          </table:table-cell>
        </table:table-row>
        <table:table-row table:style-name="ro1">
          <table:table-cell office:value-type="string" calcext:value-type="string">
            <text:p>envato.com</text:p>
          </table:table-cell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softonic.com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logspot.com</text:p>
          </table:table-cell>
          <table:table-cell office:value-type="float" office:value="12" calcext:value-type="float">
            <text:p>12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string" calcext:value-type="string">
            <text:p>yahoo.com</text:p>
          </table:table-cell>
          <table:table-cell office:value-type="float" office:value="20" calcext:value-type="float">
            <text:p>20</text:p>
          </table:table-cell>
          <table:table-cell office:value-type="float" office:value="65.799" calcext:value-type="float">
            <text:p>65.799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float" office:value="12" calcext:value-type="float">
            <text:p>12</text:p>
          </table:table-cell>
          <table:table-cell office:value-type="float" office:value="0.893" calcext:value-type="float">
            <text:p>0.8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1:01:40.605484026</meta:creation-date>
    <dc:date>2019-12-02T12:55:18.999076302</dc:date>
    <meta:editing-duration>PT1H53M42S</meta:editing-duration>
    <meta:editing-cycles>2</meta:editing-cycles>
    <meta:generator>LibreOffice/6.0.7.3$Linux_X86_64 LibreOffice_project/00m0$Build-3</meta:generator>
    <meta:document-statistic meta:table-count="1" meta:cell-count="3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728cm" svg:y="0.316cm" chart:style-name="ch2">
          <text:p>Correlation of Hop Count to RTT</text:p>
        </chart:title>
        <chart:legend chart:legend-position="end" svg:x="14.582cm" svg:y="4.204cm" style:legend-expansion="high" chart:style-name="ch3"/>
        <chart:plot-area chart:style-name="ch4" table:cell-range-address="'project2 data'.B1:'project2 data'.C11" chart:data-source-has-labels="row" svg:x="1.33cm" svg:y="1.275cm" svg:width="12.933cm" svg:height="6.57cm">
          <chartooo:coordinate-region svg:x="2.137cm" svg:y="1.474cm" svg:width="11.94cm" svg:height="5.724cm"/>
          <chart:axis chart:dimension="x" chart:name="primary-x" chart:style-name="ch5">
            <chart:title svg:x="7.355cm" svg:y="8.025cm" chart:style-name="ch6">
              <text:p>Hops</text:p>
            </chart:title>
          </chart:axis>
          <chart:axis chart:dimension="y" chart:name="primary-y" chart:style-name="ch5">
            <chart:title svg:x="0.451cm" svg:y="5.345cm" chart:style-name="ch7">
              <text:p>RTT in ms</text:p>
            </chart:title>
            <chart:grid chart:style-name="ch8" chart:class="major"/>
          </chart:axis>
          <chart:series chart:style-name="ch9" chart:values-cell-range-address="'project2 data'.C2:'project2 data'.C11" chart:label-cell-address="'project2 data'.C1:'project2 data'.C1" chart:class="chart:scatter">
            <chart:domain table:cell-range-address="'project2 data'.B2:'project2 data'.B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TT</text:p>
                <draw:g>
                  <svg:desc>'project2 data'.C1:'project2 dat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project2 data'.B2:'project2 data'.B11</svg:desc>
                </draw:g>
              </table:table-cell>
              <table:table-cell office:value-type="float" office:value="0.586">
                <text:p>0.586</text:p>
                <draw:g>
                  <svg:desc>'project2 data'.C2:'project2 data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22.828">
                <text:p>222.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98.093">
                <text:p>98.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231.442">
                <text:p>231.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.599">
                <text:p>25.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65.799">
                <text:p>65.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893">
                <text:p>0.8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